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gr1" style:family="graphic">
      <style:graphic-properties draw:textarea-horizontal-align="justify" draw:textarea-vertical-align="middle" draw:auto-grow-height="false" fo:min-height="3.454cm" fo:min-width="4.12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Alakzat1" draw:style-name="gr1" svg:width="8.256cm" svg:height="6.906cm" svg:x="2.771cm" svg:y="2.261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0-05T09:40:23.064000000</dc:date>
    <meta:editing-duration>PT48S</meta:editing-duration>
    <meta:editing-cycles>3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